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ForEach.ForEach( ParsingContext parsingContext , StartElement raw , Attributes attrs , Stack sta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Each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